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(log n)" table:style-name="ta1">
        <table:shapes>
          <draw:frame draw:z-index="0" draw:style-name="gr1" draw:text-style-name="P1" svg:width="617.67pt" svg:height="255.09pt" svg:x="264.16pt" svg:y="5.87pt">
            <draw:object draw:notify-on-update-of-ranges="'n(log n)'.A1:'n(log n)'.A1 'n(log n)'.A2:'n(log n)'.A14 'n(log n)'.B1:'n(log n)'.B1 'n(log n)'.B2:'n(log n)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08.68pt" svg:height="255.23pt" svg:x="259.09pt" svg:y="277.09pt">
            <draw:object draw:notify-on-update-of-ranges="'n(log n)'.A25:'n(log n)'.A25 'n(log n)'.A26:'n(log n)'.A38 'n(log n)'.B25:'n(log n)'.B25 'n(log n)'.B26:'n(log n)'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n(log n) Teoric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2]*(LOG([.A2];2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3]*(LOG([.A3];2))"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4]*(LOG([.A4];2))" office:value-type="float" office:value="4.75488750216347" calcext:value-type="float">
            <text:p>4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5]*(LOG([.A5];2))"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6]*(LOG([.A6];2))" office:value-type="float" office:value="11.6096404744368" calcext:value-type="float">
            <text:p>11.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7]*(LOG([.A7];2))" office:value-type="float" office:value="15.5097750043269" calcext:value-type="float">
            <text:p>15.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8]*(LOG([.A8];2))" office:value-type="float" office:value="19.6514844544032" calcext:value-type="float">
            <text:p>19.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9]*(LOG([.A9];2))" office:value-type="float" office:value="24" calcext:value-type="float">
            <text:p>24.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0]*(LOG([.A10];2))" office:value-type="float" office:value="28.5293250129808" calcext:value-type="float">
            <text:p>28.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1]*(LOG([.A11];2))" office:value-type="float" office:value="33.2192809488736" calcext:value-type="float">
            <text:p>33.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A12]*(LOG([.A12];2))" office:value-type="float" office:value="664.385618977473" calcext:value-type="float">
            <text:p>664.3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[.A13]*(LOG([.A13];2))" office:value-type="float" office:value="9965.78428466209" calcext:value-type="float">
            <text:p>9965.7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table:formula="of:=[.A14]*(LOG([.A14];2))" office:value-type="float" office:value="132877.123795495" calcext:value-type="float">
            <text:p>132877.12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(log n) Re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000000185" calcext:value-type="float">
            <text:p>1.85E-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000000426" calcext:value-type="float">
            <text:p>4.26E-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0.00000946" calcext:value-type="float">
            <text:p>9.46E-0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0.000126017" calcext:value-type="float">
            <text:p>1.26E-0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5" office:value-type="float" office:value="0.008571" calcext:value-type="float">
            <text:p>8.57E-03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Estudiante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niel Umañ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nny Santamarí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ejandro Loría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g n" table:style-name="ta1">
        <table:shapes>
          <draw:frame draw:z-index="0" draw:style-name="gr1" draw:text-style-name="P1" svg:width="634.37pt" svg:height="255.23pt" svg:x="250.53pt" svg:y="9.04pt">
            <draw:object draw:notify-on-update-of-ranges="'log n'.A1:'log n'.A1 'log n'.A2:'log n'.A14 'log n'.B1:'log n'.B1 'log n'.B2:'log n'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49.22pt" svg:height="313.65pt" svg:x="246.59pt" svg:y="295.91pt">
            <draw:object draw:notify-on-update-of-ranges="'log n'.A25:'log n'.A25 'log n'.A26:'log n'.A38 'log n'.B25:'log n'.B25 'log n'.B26:'log n'.B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(log n) Teor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(LOG([.A2];2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(LOG([.A3];2))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(LOG([.A4];2))" office:value-type="float" office:value="1.58496250072116" calcext:value-type="float">
            <text:p>1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(LOG([.A5];2)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(LOG([.A6];2))" office:value-type="float" office:value="2.32192809488736" calcext:value-type="float">
            <text:p>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(LOG([.A7];2))" office:value-type="float" office:value="2.58496250072116" calcext:value-type="float">
            <text:p>2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(LOG([.A8];2))" office:value-type="float" office:value="2.8073549220576" calcext:value-type="float">
            <text:p>2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(LOG([.A9];2))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(LOG([.A10];2))" office:value-type="float" office:value="3.16992500144231" calcext:value-type="float">
            <text:p>3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(LOG([.A11];2))" office:value-type="float" office:value="3.32192809488736" calcext:value-type="float">
            <text:p>3.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(LOG([.A12];2))" office:value-type="float" office:value="6.64385618977473" calcext:value-type="float">
            <text:p>6.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(LOG([.A13];2))" office:value-type="float" office:value="9.96578428466209" calcext:value-type="float">
            <text:p>9.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table:formula="of:=(LOG([.A14];2))" office:value-type="float" office:value="13.2877123795495" calcext:value-type="float">
            <text:p>13.29</text:p>
          </table:table-cell>
        </table:table-row>
        <table:table-row table:style-name="ro1" table:number-rows-repeated="10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(log n) R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209" calcext:value-type="float">
            <text:p>2.09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09" calcext:value-type="float">
            <text:p>2.0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209" calcext:value-type="float">
            <text:p>2.0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209" calcext:value-type="float">
            <text:p>2.09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237" calcext:value-type="float">
            <text:p>2.3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237" calcext:value-type="float">
            <text:p>2.37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237" calcext:value-type="float">
            <text:p>2.3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237" calcext:value-type="float">
            <text:p>2.37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237" calcext:value-type="float">
            <text:p>2.37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373" calcext:value-type="float">
            <text:p>3.73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348" calcext:value-type="float">
            <text:p>3.48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29" calcext:value-type="float">
            <text:p>2.90E-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866" calcext:value-type="float">
            <text:p>8.66E-07</text:p>
          </table:table-cell>
        </table:table-row>
        <table:table-row table:style-name="ro1" table:number-rows-repeated="8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9:23:37.175036535</meta:creation-date>
    <dc:date>2019-08-23T20:27:54.093116142</dc:date>
    <meta:editing-duration>PT33M3S</meta:editing-duration>
    <meta:editing-cycles>6</meta:editing-cycles>
    <meta:generator>LibreOffice/6.0.7.3$Linux_X86_64 LibreOffice_project/00m0$Build-3</meta:generator>
    <meta:document-statistic meta:table-count="2" meta:cell-count="1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91cm" svg:height="9cm" xlink:href=".." xlink:type="simple" chart:class="chart:line" chart:style-name="ch1">
        <chart:legend chart:legend-position="end" svg:x="18.066cm" svg:y="4.201cm" style:legend-expansion="high" chart:style-name="ch2"/>
        <chart:plot-area chart:style-name="ch3" table:cell-range-address="'n(log n)'.A1:'n(log n)'.B14" chart:data-source-has-labels="both" svg:x="0.435cm" svg:y="0.18cm" svg:width="17.196cm" svg:height="8.64cm">
          <chartooo:coordinate-region svg:x="2.088cm" svg:y="0.379cm" svg:width="14.892cm" svg:height="7.794cm"/>
          <chart:axis chart:dimension="x" chart:name="primary-x" chart:style-name="ch4" chartooo:axis-type="auto">
            <chartooo:date-scale/>
            <chart:categories table:cell-range-address="'n(log n)'.A2:'n(log n)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(log n)'.B2:'n(log n)'.B14" chart:label-cell-address="'n(log n)'.B1:'n(log n)'.B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log n) Teorico</text:p>
                <draw:g>
                  <svg:desc>'n(log n)'.B1:'n(log n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(log n)'.A2:'n(log n)'.A14</svg:desc>
                </draw:g>
              </table:table-cell>
              <table:table-cell office:value-type="float" office:value="0">
                <text:p>0</text:p>
                <draw:g>
                  <svg:desc>'n(log n)'.B2:'n(log n)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6514844544032">
                <text:p>19.651484454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5293250129808">
                <text:p>28.5293250129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2877.123795495">
                <text:p>132877.123795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74cm" svg:height="9.005cm" xlink:href=".." xlink:type="simple" chart:class="chart:line" chart:style-name="ch1">
        <chart:legend chart:legend-position="end" svg:x="18.199cm" svg:y="4.203cm" style:legend-expansion="high" chart:style-name="ch2"/>
        <chart:plot-area chart:style-name="ch3" table:cell-range-address="'n(log n)'.A25:'n(log n)'.B38" chart:data-source-has-labels="both" svg:x="0.429cm" svg:y="0.18cm" svg:width="17.341cm" svg:height="8.645cm">
          <chartooo:coordinate-region svg:x="2.162cm" svg:y="0.379cm" svg:width="15.143cm" svg:height="7.799cm"/>
          <chart:axis chart:dimension="x" chart:name="primary-x" chart:style-name="ch4" chartooo:axis-type="auto">
            <chartooo:date-scale/>
            <chart:categories table:cell-range-address="'n(log n)'.A26:'n(log n)'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(log n)'.B26:'n(log n)'.B38" chart:label-cell-address="'n(log n)'.B25:'n(log n)'.B25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log n) Real</text:p>
                <draw:g>
                  <svg:desc>'n(log n)'.B25:'n(log n)'.B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(log n)'.A26:'n(log n)'.A38</svg:desc>
                </draw:g>
              </table:table-cell>
              <table:table-cell office:value-type="float" office:value="0.000000185">
                <text:p>0.000000185</text:p>
                <draw:g>
                  <svg:desc>'n(log n)'.B26:'n(log n)'.B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426">
                <text:p>0.0000004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946">
                <text:p>0.000009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26017">
                <text:p>0.0001260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8571">
                <text:p>0.00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cm" svg:height="9.005cm" xlink:href=".." xlink:type="simple" chart:class="chart:line" chart:style-name="ch1">
        <chart:legend chart:legend-position="end" svg:x="18.84cm" svg:y="4.203cm" style:legend-expansion="high" chart:style-name="ch2"/>
        <chart:plot-area chart:style-name="ch3" table:cell-range-address="'log n'.A1:'log n'.B14" chart:data-source-has-labels="both" svg:x="0.447cm" svg:y="0.18cm" svg:width="17.946cm" svg:height="8.645cm">
          <chartooo:coordinate-region svg:x="1.359cm" svg:y="0.379cm" svg:width="16.383cm" svg:height="7.799cm"/>
          <chart:axis chart:dimension="x" chart:name="primary-x" chart:style-name="ch4" chartooo:axis-type="auto">
            <chartooo:date-scale/>
            <chart:categories table:cell-range-address="'log n'.A2:'log n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g n'.B2:'log n'.B14" chart:label-cell-address="'log n'.B1:'log n'.B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og n) Teorico</text:p>
                <draw:g>
                  <svg:desc>'log n'.B1:'log n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g n'.A2:'log n'.A14</svg:desc>
                </draw:g>
              </table:table-cell>
              <table:table-cell office:value-type="float" office:value="0">
                <text:p>0</text:p>
                <draw:g>
                  <svg:desc>'log n'.B2:'log n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.96578428466209">
                <text:p>9.965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.2877123795495">
                <text:p>13.2877123795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04cm" svg:height="11.066cm" xlink:href=".." xlink:type="simple" chart:class="chart:line" chart:style-name="ch1">
        <chart:legend chart:legend-position="end" svg:x="19.814cm" svg:y="5.234cm" style:legend-expansion="high" chart:style-name="ch2"/>
        <chart:plot-area chart:style-name="ch3" table:cell-range-address="'log n'.A25:'log n'.B38" chart:data-source-has-labels="both" svg:x="0.458cm" svg:y="0.221cm" svg:width="18.898cm" svg:height="10.624cm">
          <chartooo:coordinate-region svg:x="2.191cm" svg:y="0.42cm" svg:width="16.7cm" svg:height="9.778cm"/>
          <chart:axis chart:dimension="x" chart:name="primary-x" chart:style-name="ch4" chartooo:axis-type="auto">
            <chartooo:date-scale/>
            <chart:categories table:cell-range-address="'log n'.A26:'log n'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g n'.B26:'log n'.B38" chart:label-cell-address="'log n'.B25:'log n'.B25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og n) Real</text:p>
                <draw:g>
                  <svg:desc>'log n'.B25:'log n'.B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g n'.A26:'log n'.A38</svg:desc>
                </draw:g>
              </table:table-cell>
              <table:table-cell office:value-type="float" office:value="0.000000209">
                <text:p>0.000000209</text:p>
                <draw:g>
                  <svg:desc>'log n'.B26:'log n'.B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373">
                <text:p>0.0000003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348">
                <text:p>0.0000003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866">
                <text:p>0.0000008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